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3" style:family="paragraph">
      <style:text-properties fo:font-size="12pt"/>
    </style:style>
    <style:style style:name="T1" style:family="text">
      <style:text-properties fo:color="#ffffff" fo:font-size="28pt" fo:language="pl" fo:country="PL" style:font-size-asian="28pt" style:language-asian="pl" style:country-asian="PL" style:font-size-complex="28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5.4cm" svg:height="14.481cm" svg:x="0.8cm" svg:y="1.664cm">
          <text:list text:style-name="L1">
            <text:list-header>
              <text:p text:style-name="P1"><text:span text:style-name="T1">﻿</text:span><text:span text:style-name="T1">Ref.: Bóg tak ukochał świat, że Syna dał,</text:span></text:p>
              <text:p text:style-name="P1"><text:span text:style-name="T1">abyśmy mieli życie wieczne.</text:span></text:p>
              <text:p text:style-name="P1"><text:span text:style-name="T1"/></text:p>
              <text:p text:style-name="P1"><text:span text:style-name="T1">1. Któż nas odłączy od miłości Pana?</text:span></text:p>
              <text:p text:style-name="P1"><text:span text:style-name="T1">On własnego syna nie oszczędził wydając go za nas.</text:span></text:p>
              <text:p text:style-name="P1"><text:span text:style-name="T1">Oto daje nam dzisiaj swoje Ciało i Krew,</text:span></text:p>
              <text:p text:style-name="P1"><text:span text:style-name="T1">gdyż Jego miłość jest silniejsza niż śmierć.</text:span></text:p>
              <text:p text:style-name="P1"><text:span text:style-name="T1"/></text:p>
              <text:p text:style-name="P1"><text:span text:style-name="T1">2. Któż nas odłączy od miłości Pana?</text:span></text:p>
              <text:p text:style-name="P1"><text:span text:style-name="T1">To Bóg usprawiedliwia, któż mógłby nas potępić?</text:span></text:p>
              <text:p text:style-name="P1"><text:span text:style-name="T1">Spożywajmy ten sam Chleb, pijmy z jednego Kielicha,</text:span></text:p>
              <text:p text:style-name="P1"><text:span text:style-name="T1">Który nas łączy w jedno ciało na Życie wieczn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5.4cm" svg:height="19.221cm" svg:x="0.8cm" svg:y="-0.136cm">
          <text:list text:style-name="L1">
            <text:list-header>
              <text:p text:style-name="P1"><text:span text:style-name="T1">3. Któż nas odłączy od miłości Pana?</text:span></text:p>
            </text:list-header>
            <text:list-item>
              <text:p text:style-name="P1"><text:span text:style-name="T1">Chrystus, który za nas umarł, zmartwychwstał!</text:span></text:p>
            </text:list-item>
            <text:list-item>
              <text:p text:style-name="P1"><text:span text:style-name="T1">Chleb, który łamiemy, jest Paschą Boga,</text:span></text:p>
            </text:list-item>
            <text:list-item>
              <text:p text:style-name="P1"><text:span text:style-name="T1">Ten, który nas ukochał, </text:span></text:p>
            </text:list-item>
            <text:list-item>
              <text:p text:style-name="P1"><text:span text:style-name="T1">daje nam udział w swoim zwycięstwi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4. Któż na odłączy od miłości Pana?</text:span></text:p>
            </text:list-item>
            <text:list-item>
              <text:p text:style-name="P1"><text:span text:style-name="T1">Jak niewinnego baranka na śmierć Go zaprowadzono.</text:span></text:p>
            </text:list-item>
            <text:list-item>
              <text:p text:style-name="P1"><text:span text:style-name="T1">Jego Ciało jest naszą mocą w trwodze i nieszczęściu,</text:span></text:p>
            </text:list-item>
            <text:list-item>
              <text:p text:style-name="P1"><text:span text:style-name="T1">Jego Krew jest naszym życiem, </text:span></text:p>
            </text:list-item>
            <text:list-item>
              <text:p text:style-name="P1"><text:span text:style-name="T1">jeśli trzeba umrzeć za Niego!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Któż nas odłączy od miłości Pana?</text:span></text:p>
            </text:list-item>
            <text:list-item>
              <text:p text:style-name="P1"><text:span text:style-name="T1">Wyniesiony w chwale wstawia się za nami.</text:span></text:p>
            </text:list-item>
            <text:list-item>
              <text:p text:style-name="P1"><text:span text:style-name="T1">Jego Ciało jest Chlebem żywym, który zstąpił z nieba.</text:span></text:p>
            </text:list-item>
            <text:list-item>
              <text:p text:style-name="P1"><text:span text:style-name="T1">I całe stworzenie oczekuje objawienia się synów Bog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5:45:57.10</dc:date>
    <meta:editing-cycles>47</meta:editing-cycles>
    <meta:editing-duration>PT6H16M25S</meta:editing-duration>
    <meta:generator>OpenOffice/4.1.1$Win32 OpenOffice.org_project/411m6$Build-9775</meta:generator>
    <meta:document-statistic meta:object-count="24"/>
  </office:meta>
</office:document-meta>
</file>